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007cm" fo:margin-left="-0.026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5.927cm"/>
    </style:style>
    <style:style style:name="Table1.C" style:family="table-column">
      <style:table-column-properties style:column-width="8.493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5.993cm" fo:margin-left="0.009cm" fo:margin-top="0cm" fo:margin-bottom="0cm" table:align="left" style:writing-mode="lr-tb"/>
    </style:style>
    <style:style style:name="Table2.A" style:family="table-column">
      <style:table-column-properties style:column-width="4.022cm"/>
    </style:style>
    <style:style style:name="Table2.B" style:family="table-column">
      <style:table-column-properties style:column-width="1.221cm"/>
    </style:style>
    <style:style style:name="Table2.C" style:family="table-column">
      <style:table-column-properties style:column-width="7.5cm"/>
    </style:style>
    <style:style style:name="Table2.D" style:family="table-column">
      <style:table-column-properties style:column-width="3.251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5.993cm" fo:margin-left="0.009cm" fo:margin-top="0cm" fo:margin-bottom="0cm" table:align="left" style:writing-mode="lr-tb"/>
    </style:style>
    <style:style style:name="Table3.A" style:family="table-column">
      <style:table-column-properties style:column-width="4.022cm"/>
    </style:style>
    <style:style style:name="Table3.B" style:family="table-column">
      <style:table-column-properties style:column-width="1.221cm"/>
    </style:style>
    <style:style style:name="Table3.C" style:family="table-column">
      <style:table-column-properties style:column-width="7.5cm"/>
    </style:style>
    <style:style style:name="Table3.D" style:family="table-column">
      <style:table-column-properties style:column-width="3.251cm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15.993cm" fo:margin-left="0.009cm" fo:margin-top="0cm" fo:margin-bottom="0cm" table:align="left" style:writing-mode="lr-tb"/>
    </style:style>
    <style:style style:name="Table4.A" style:family="table-column">
      <style:table-column-properties style:column-width="4.022cm"/>
    </style:style>
    <style:style style:name="Table4.B" style:family="table-column">
      <style:table-column-properties style:column-width="1.221cm"/>
    </style:style>
    <style:style style:name="Table4.C" style:family="table-column">
      <style:table-column-properties style:column-width="7.5cm"/>
    </style:style>
    <style:style style:name="Table4.D" style:family="table-column">
      <style:table-column-properties style:column-width="3.251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5.993cm" fo:margin-left="0.009cm" fo:margin-top="0cm" fo:margin-bottom="0cm" table:align="left" style:writing-mode="lr-tb"/>
    </style:style>
    <style:style style:name="Table5.A" style:family="table-column">
      <style:table-column-properties style:column-width="4.022cm"/>
    </style:style>
    <style:style style:name="Table5.B" style:family="table-column">
      <style:table-column-properties style:column-width="1.221cm"/>
    </style:style>
    <style:style style:name="Table5.C" style:family="table-column">
      <style:table-column-properties style:column-width="7.5cm"/>
    </style:style>
    <style:style style:name="Table5.D" style:family="table-column">
      <style:table-column-properties style:column-width="3.251cm"/>
    </style:style>
    <style:style style:name="Table5.1" style:family="table-row">
      <style:table-row-properties style:min-row-height="0.529cm" fo:keep-together="auto"/>
    </style:style>
    <style:style style:name="Table5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5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15.993cm" fo:margin-left="0.009cm" fo:margin-top="0cm" fo:margin-bottom="0cm" table:align="left" style:writing-mode="lr-tb"/>
    </style:style>
    <style:style style:name="Table6.A" style:family="table-column">
      <style:table-column-properties style:column-width="4.022cm"/>
    </style:style>
    <style:style style:name="Table6.B" style:family="table-column">
      <style:table-column-properties style:column-width="1.221cm"/>
    </style:style>
    <style:style style:name="Table6.C" style:family="table-column">
      <style:table-column-properties style:column-width="7.5cm"/>
    </style:style>
    <style:style style:name="Table6.D" style:family="table-column">
      <style:table-column-properties style:column-width="3.251cm"/>
    </style:style>
    <style:style style:name="Table6.1" style:family="table-row">
      <style:table-row-properties style:min-row-height="0.529cm" fo:keep-together="auto"/>
    </style:style>
    <style:style style:name="Table6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6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5.993cm" fo:margin-left="0.009cm" fo:margin-top="0cm" fo:margin-bottom="0cm" table:align="left" style:writing-mode="lr-tb"/>
    </style:style>
    <style:style style:name="Table7.A" style:family="table-column">
      <style:table-column-properties style:column-width="4.022cm"/>
    </style:style>
    <style:style style:name="Table7.B" style:family="table-column">
      <style:table-column-properties style:column-width="1.221cm"/>
    </style:style>
    <style:style style:name="Table7.C" style:family="table-column">
      <style:table-column-properties style:column-width="7.5cm"/>
    </style:style>
    <style:style style:name="Table7.D" style:family="table-column">
      <style:table-column-properties style:column-width="3.251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5.993cm" fo:margin-left="0.009cm" fo:margin-top="0cm" fo:margin-bottom="0cm" table:align="left" style:writing-mode="lr-tb"/>
    </style:style>
    <style:style style:name="Table8.A" style:family="table-column">
      <style:table-column-properties style:column-width="4.022cm"/>
    </style:style>
    <style:style style:name="Table8.B" style:family="table-column">
      <style:table-column-properties style:column-width="1.221cm"/>
    </style:style>
    <style:style style:name="Table8.C" style:family="table-column">
      <style:table-column-properties style:column-width="7.5cm"/>
    </style:style>
    <style:style style:name="Table8.D" style:family="table-column">
      <style:table-column-properties style:column-width="3.251cm"/>
    </style:style>
    <style:style style:name="Table8.1" style:family="table-row">
      <style:table-row-properties style:min-row-height="0.529cm" fo:keep-together="auto"/>
    </style:style>
    <style:style style:name="Table8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15.993cm" fo:margin-left="0.009cm" fo:margin-top="0cm" fo:margin-bottom="0cm" table:align="left" style:writing-mode="lr-tb"/>
    </style:style>
    <style:style style:name="Table9.A" style:family="table-column">
      <style:table-column-properties style:column-width="4.022cm"/>
    </style:style>
    <style:style style:name="Table9.B" style:family="table-column">
      <style:table-column-properties style:column-width="1.221cm"/>
    </style:style>
    <style:style style:name="Table9.C" style:family="table-column">
      <style:table-column-properties style:column-width="7.5cm"/>
    </style:style>
    <style:style style:name="Table9.D" style:family="table-column">
      <style:table-column-properties style:column-width="3.251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9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15.993cm" fo:margin-left="0.009cm" fo:margin-top="0cm" fo:margin-bottom="0cm" table:align="left" style:writing-mode="lr-tb"/>
    </style:style>
    <style:style style:name="Table10.A" style:family="table-column">
      <style:table-column-properties style:column-width="4.022cm"/>
    </style:style>
    <style:style style:name="Table10.B" style:family="table-column">
      <style:table-column-properties style:column-width="1.221cm"/>
    </style:style>
    <style:style style:name="Table10.C" style:family="table-column">
      <style:table-column-properties style:column-width="7.5cm"/>
    </style:style>
    <style:style style:name="Table10.D" style:family="table-column">
      <style:table-column-properties style:column-width="3.251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10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0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0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15.993cm" fo:margin-left="0.009cm" fo:margin-top="0cm" fo:margin-bottom="0cm" table:align="left" style:writing-mode="lr-tb"/>
    </style:style>
    <style:style style:name="Table11.A" style:family="table-column">
      <style:table-column-properties style:column-width="4.022cm"/>
    </style:style>
    <style:style style:name="Table11.B" style:family="table-column">
      <style:table-column-properties style:column-width="1.221cm"/>
    </style:style>
    <style:style style:name="Table11.C" style:family="table-column">
      <style:table-column-properties style:column-width="7.5cm"/>
    </style:style>
    <style:style style:name="Table11.D" style:family="table-column">
      <style:table-column-properties style:column-width="3.251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e1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1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style:font-name-asian="Times New Roman" style:language-asian="es" style:country-asian="AR" style:font-name-complex="Calibri1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officeooo:paragraph-rsid="001110d9" style:font-name-asian="Times New Roman" style:language-asian="es" style:country-asian="AR" style:font-name-complex="Calibri1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libri" style:font-name-asian="Times New Roman" style:language-asian="es" style:country-asian="AR" style:font-name-complex="Calibri1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style:font-name-asian="Times New Roman" style:language-asian="es" style:country-asian="AR" style:font-name-complex="Calibri1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officeooo:paragraph-rsid="001110d9" style:font-name-asian="Times New Roman" style:language-asian="es" style:country-asian="AR" style:font-name-complex="Calibri1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officeooo:paragraph-rsid="0012dea7" style:font-name-asian="Times New Roman" style:language-asian="es" style:country-asian="AR" style:font-name-complex="Calibri1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officeooo:rsid="001110d9" officeooo:paragraph-rsid="001110d9" style:font-name-asian="Times New Roman" style:language-asian="es" style:country-asian="AR" style:font-name-complex="Calibri1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officeooo:rsid="0012dea7" officeooo:paragraph-rsid="0012dea7" style:font-name-asian="Times New Roman" style:language-asian="es" style:country-asian="AR" style:font-name-complex="Calibri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fo:font-weight="bold" officeooo:paragraph-rsid="001110d9" style:font-name-asian="Times New Roman" style:language-asian="es" style:country-asian="AR" style:font-weight-asian="bold" style:font-name-complex="Calibri1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fo:font-weight="bold" officeooo:rsid="001110d9" officeooo:paragraph-rsid="001110d9" style:font-name-asian="Times New Roman" style:language-asian="es" style:country-asian="AR" style:font-weight-asian="bold" style:font-name-complex="Calibri1" style:font-weight-complex="bold"/>
    </style:style>
    <style:style style:name="P13" style:family="paragraph" style:parent-style-name="Standard">
      <style:text-properties officeooo:paragraph-rsid="001110d9"/>
    </style:style>
    <style:style style:name="P14" style:family="paragraph" style:parent-style-name="Header">
      <style:text-properties style:language-asian="es" style:country-asian="AR"/>
    </style:style>
    <style:style style:name="P15" style:family="paragraph" style:parent-style-name="Heading_20_1">
      <style:text-properties style:use-window-font-color="true" loext:opacity="0%" style:text-underline-style="solid" style:text-underline-width="auto" style:text-underline-color="font-color"/>
    </style:style>
    <style:style style:name="P16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loext:opacity="0%" style:text-underline-style="solid" style:text-underline-width="auto" style:text-underline-color="font-color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officeooo:paragraph-rsid="0014c796" style:font-name-asian="Times New Roman" style:language-asian="es" style:country-asian="AR" style:font-name-complex="Calibri1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officeooo:paragraph-rsid="001110d9" style:font-name-asian="Times New Roman" style:language-asian="es" style:country-asian="AR" style:font-name-complex="Calibri1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4c796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loext:opacity="100%" style:font-name="Calibri" fo:font-weight="bold" officeooo:rsid="0014c796" style:font-name-asian="Times New Roman" style:language-asian="es" style:country-asian="AR" style:font-weight-asian="bold" style:font-name-complex="Calibri1" style:font-weight-complex="bold"/>
    </style:style>
    <style:style style:name="T3" style:family="text">
      <style:text-properties fo:color="#000000" loext:opacity="100%" style:font-name="Calibri" style:font-name-asian="Times New Roman" style:language-asian="es" style:country-asian="AR" style:font-name-complex="Calibri1"/>
    </style:style>
    <style:style style:name="T4" style:family="text">
      <style:text-properties fo:color="#000000" loext:opacity="100%" style:font-name="Calibri" officeooo:rsid="0014c796" style:font-name-asian="Times New Roman" style:language-asian="es" style:country-asian="AR" style:font-name-complex="Calibri1"/>
    </style:style>
    <style:style style:name="T5" style:family="text">
      <style:text-properties officeooo:rsid="001110d9"/>
    </style:style>
    <style:style style:name="T6" style:family="text">
      <style:text-properties officeooo:rsid="0012dea7"/>
    </style:style>
    <style:style style:name="T7" style:family="text">
      <style:text-properties officeooo:rsid="0013ff7a"/>
    </style:style>
    <style:style style:name="T8" style:family="text">
      <style:text-properties officeooo:rsid="0014c796"/>
    </style:style>
    <style:style style:name="T9" style:family="text">
      <style:text-properties officeooo:rsid="001522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Listado de Casos de Uso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° CU</text:p>
          </table:table-cell>
          <table:table-cell table:style-name="Table1.B1" office:value-type="string">
            <text:p text:style-name="P9">NOMBRE DEL CASO DE USO</text:p>
          </table:table-cell>
          <table:table-cell table:style-name="Table1.B1" office:value-type="string">
            <text:p text:style-name="P9">OBJETIVO</text:p>
          </table:table-cell>
        </table:table-row>
        <table:table-row table:style-name="Table1.1">
          <table:table-cell table:style-name="Table1.A2" office:value-type="string">
            <text:p text:style-name="P3">001</text:p>
          </table:table-cell>
          <table:table-cell table:style-name="Table1.B2" office:value-type="string">
            <text:p text:style-name="P4"> <text:span text:style-name="T5">Registrar Cliente</text:span></text:p>
          </table:table-cell>
          <table:table-cell table:style-name="Table1.B2" office:value-type="string">
            <text:p text:style-name="P4"> <text:span text:style-name="T5">eso</text:span></text:p>
          </table:table-cell>
        </table:table-row>
        <table:table-row table:style-name="Table1.1">
          <table:table-cell table:style-name="Table1.A2" office:value-type="string">
            <text:p text:style-name="P3">002</text:p>
          </table:table-cell>
          <table:table-cell table:style-name="Table1.B2" office:value-type="string">
            <text:p text:style-name="P4"> <text:span text:style-name="T5">Registrar Mascota</text:span></text:p>
          </table:table-cell>
          <table:table-cell table:style-name="Table1.B2" office:value-type="string">
            <text:p text:style-name="P4"> <text:span text:style-name="T5">eso</text:span></text:p>
          </table:table-cell>
        </table:table-row>
        <table:table-row table:style-name="Table1.1">
          <table:table-cell table:style-name="Table1.A2" office:value-type="string">
            <text:p text:style-name="P3">003</text:p>
          </table:table-cell>
          <table:table-cell table:style-name="Table1.B2" office:value-type="string">
            <text:p text:style-name="P4"> <text:span text:style-name="T5">Registar Consulta</text:span></text:p>
          </table:table-cell>
          <table:table-cell table:style-name="Table1.B2" office:value-type="string">
            <text:p text:style-name="P4"> <text:span text:style-name="T5">eso</text:span>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Standard"/>
      <text:h text:style-name="P16" text:outline-level="1">Descripción de un Caso de Uso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CU-00<text:span text:style-name="T5">A</text:span></text:p>
          </table:table-cell>
          <table:table-cell table:style-name="Table2.B1" table:number-columns-spanned="2" office:value-type="string">
            <text:p text:style-name="P12">Registrar Cliente</text:p>
          </table:table-cell>
          <table:covered-table-cell/>
          <table:table-cell table:style-name="Table2.B1" office:value-type="string">
            <text:p text:style-name="P12">1.0</text:p>
          </table:table-cell>
        </table:table-row>
        <table:table-row table:style-name="Table2.1">
          <table:table-cell table:style-name="Table2.A2" office:value-type="string">
            <text:p text:style-name="P4">Prioridad</text:p>
          </table:table-cell>
          <table:table-cell table:style-name="Table2.B2" table:number-columns-spanned="3" office:value-type="string">
            <text:p text:style-name="P4">Baja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Complejidad</text:p>
          </table:table-cell>
          <table:table-cell table:style-name="Table2.B2" table:number-columns-spanned="3" office:value-type="string">
            <text:p text:style-name="P4">Simpl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Actor</text:p>
          </table:table-cell>
          <table:table-cell table:style-name="Table2.B2" table:number-columns-spanned="3" office:value-type="string">
            <text:p text:style-name="P7">Auxilia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Objetivo</text:p>
          </table:table-cell>
          <table:table-cell table:style-name="Table2.B2" table:number-columns-spanned="3" office:value-type="string">
            <text:p text:style-name="P4"> <text:span text:style-name="T5">Registrar un cliente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Precondición</text:p>
          </table:table-cell>
          <table:table-cell table:style-name="Table2.B2" table:number-columns-spanned="3" office:value-type="string">
            <text:p text:style-name="P4"> <text:span text:style-name="T5">No registrado </text:span></text:p>
          </table:table-cell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p text:style-name="P1">Secuencia normal</text:p>
          </table:table-cell>
          <table:table-cell table:style-name="Table2.B7" office:value-type="string">
            <text:p text:style-name="P4">Paso</text:p>
          </table:table-cell>
          <table:table-cell table:style-name="Table2.B7" table:number-columns-spanned="2" office:value-type="string">
            <text:p text:style-name="P4">Acción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1</text:p>
          </table:table-cell>
          <table:table-cell table:style-name="Table2.B7" table:number-columns-spanned="2" office:value-type="string">
            <text:p text:style-name="P4"> <text:span text:style-name="T5">Se le solicitan los datos al cliente</text:span>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2</text:p>
          </table:table-cell>
          <table:table-cell table:style-name="Table2.B7" table:number-columns-spanned="2" office:value-type="string">
            <text:p text:style-name="P4"> <text:span text:style-name="T5">Se ingresan los datos al sistema</text:span>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3</text:p>
          </table:table-cell>
          <table:table-cell table:style-name="Table2.B7" table:number-columns-spanned="2" office:value-type="string">
            <text:p text:style-name="P4"> <text:span text:style-name="T5">Guardar</text:span>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4</text:p>
          </table:table-cell>
          <table:table-cell table:style-name="Table2.B7" table:number-columns-spanned="2" office:value-type="string">
            <text:p text:style-name="P4"> <text:span text:style-name="T5">Hecho</text:span>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5</text:p>
          </table:table-cell>
          <table:table-cell table:style-name="Table2.B7" table:number-columns-spanned="2" office:value-type="string">
            <text:p text:style-name="P4"> </text:p>
          </table:table-cell>
          <table:covered-table-cell/>
        </table:table-row>
        <table:table-row table:style-name="Table2.1">
          <table:table-cell table:style-name="Table2.A7" table:number-rows-spanned="4" office:value-type="string">
            <text:p text:style-name="P1">Excepciones</text:p>
          </table:table-cell>
          <table:table-cell table:style-name="Table2.B7" office:value-type="string">
            <text:p text:style-name="P4">Paso</text:p>
          </table:table-cell>
          <table:table-cell table:style-name="Table2.B7" table:number-columns-spanned="2" office:value-type="string">
            <text:p text:style-name="P4">Acción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<text:span text:style-name="T5">1.1</text:span></text:p>
          </table:table-cell>
          <table:table-cell table:style-name="Table2.B7" table:number-columns-spanned="2" office:value-type="string">
            <text:p text:style-name="P4"> 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2</text:p>
          </table:table-cell>
          <table:table-cell table:style-name="Table2.B7" table:number-columns-spanned="2" office:value-type="string">
            <text:p text:style-name="P4"> </text:p>
          </table:table-cell>
          <table:covered-table-cell/>
        </table:table-row>
        <table:table-row table:style-name="Table2.1">
          <table:covered-table-cell/>
          <table:table-cell table:style-name="Table2.B7" office:value-type="string">
            <text:p text:style-name="P4"> 5</text:p>
          </table:table-cell>
          <table:table-cell table:style-name="Table2.B7" table:number-columns-spanned="2" office:value-type="string">
            <text:p text:style-name="P4"> 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Poscondición</text:p>
          </table:table-cell>
          <table:table-cell table:style-name="Table2.B2" table:number-columns-spanned="3" office:value-type="string">
            <text:p text:style-name="P4"> 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Casos de Uso asociados</text:p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Observaciones</text:p>
          </table:table-cell>
          <table:table-cell table:style-name="Table2.B7" table:number-columns-spanned="3" office:value-type="string">
            <text:p text:style-name="P8">Se guardaran nombre completo, documento de identidad, fecha de nacimiento, telefono y domicilio.</text:p>
          </table:table-cell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CU-00<text:span text:style-name="T5">B</text:span></text:p>
          </table:table-cell>
          <table:table-cell table:style-name="Table3.B1" table:number-columns-spanned="2" office:value-type="string">
            <text:p text:style-name="P12">Registrar Mascota</text:p>
          </table:table-cell>
          <table:covered-table-cell/>
          <table:table-cell table:style-name="Table3.B1" office:value-type="string">
            <text:p text:style-name="P12">1</text:p>
          </table:table-cell>
        </table:table-row>
        <table:table-row table:style-name="Table3.1">
          <table:table-cell table:style-name="Table3.A2" office:value-type="string">
            <text:p text:style-name="P5">Prioridad</text:p>
          </table:table-cell>
          <table:table-cell table:style-name="Table3.B2" table:number-columns-spanned="3" office:value-type="string">
            <text:p text:style-name="P5">Baja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Complejidad</text:p>
          </table:table-cell>
          <table:table-cell table:style-name="Table3.B2" table:number-columns-spanned="3" office:value-type="string">
            <text:p text:style-name="P5">Simpl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Actor</text:p>
          </table:table-cell>
          <table:table-cell table:style-name="Table3.B2" table:number-columns-spanned="3" office:value-type="string">
            <text:p text:style-name="P5"> <text:span text:style-name="T5">Auxiliar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Objetivo</text:p>
          </table:table-cell>
          <table:table-cell table:style-name="Table3.B2" table:number-columns-spanned="3" office:value-type="string">
            <text:p text:style-name="P5"> <text:span text:style-name="T5">Registrar una mascota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Precondición</text:p>
          </table:table-cell>
          <table:table-cell table:style-name="Table3.B2" table:number-columns-spanned="3" office:value-type="string">
            <text:p text:style-name="P5"> <text:span text:style-name="T5">El cliente el cual se registra una mascota, tiene que estar registrado en el sistema.</text:span></text:p>
          </table:table-cell>
          <table:covered-table-cell/>
          <table:covered-table-cell/>
        </table:table-row>
        <table:table-row table:style-name="Table3.1">
          <table:table-cell table:style-name="Table3.A7" table:number-rows-spanned="6" office:value-type="string">
            <text:p text:style-name="P2">Secuencia normal</text:p>
          </table:table-cell>
          <table:table-cell table:style-name="Table3.B7" office:value-type="string">
            <text:p text:style-name="P5">Paso</text:p>
          </table:table-cell>
          <table:table-cell table:style-name="Table3.B7" table:number-columns-spanned="2" office:value-type="string">
            <text:p text:style-name="P5">Acción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1</text:p>
          </table:table-cell>
          <table:table-cell table:style-name="Table3.B7" table:number-columns-spanned="2" office:value-type="string">
            <text:p text:style-name="P5"> <text:span text:style-name="T5">Se le solicitan los datos de la mascota al cliente</text:span>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2</text:p>
          </table:table-cell>
          <table:table-cell table:style-name="Table3.B7" table:number-columns-spanned="2" office:value-type="string">
            <text:p text:style-name="P5"> <text:span text:style-name="T5">Se ingresan los datos al sistema</text:span>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3</text:p>
          </table:table-cell>
          <table:table-cell table:style-name="Table3.B7" table:number-columns-spanned="2" office:value-type="string">
            <text:p text:style-name="P5"> <text:span text:style-name="T7">Se incluye el caso de uso Comprobar REIAC</text:span>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4</text:p>
          </table:table-cell>
          <table:table-cell table:style-name="Table3.B7" table:number-columns-spanned="2" office:value-type="string">
            <text:p text:style-name="P5"> <text:span text:style-name="T7">Guardar</text:span>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5</text:p>
          </table:table-cell>
          <table:table-cell table:style-name="Table3.B7" table:number-columns-spanned="2" office:value-type="string">
            <text:p text:style-name="P5"> <text:span text:style-name="T7">Hecho</text:span></text:p>
          </table:table-cell>
          <table:covered-table-cell/>
        </table:table-row>
        <table:table-row table:style-name="Table3.1">
          <table:table-cell table:style-name="Table3.A7" table:number-rows-spanned="4" office:value-type="string">
            <text:p text:style-name="P2">Excepciones</text:p>
          </table:table-cell>
          <table:table-cell table:style-name="Table3.B7" office:value-type="string">
            <text:p text:style-name="P5">Paso</text:p>
          </table:table-cell>
          <table:table-cell table:style-name="Table3.B7" table:number-columns-spanned="2" office:value-type="string">
            <text:p text:style-name="P5">Acción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<text:span text:style-name="T7">3</text:span><text:span text:style-name="T5">.1</text:span></text:p>
          </table:table-cell>
          <table:table-cell table:style-name="Table3.B7" table:number-columns-spanned="2" office:value-type="string">
            <text:p text:style-name="P5">  <text:span text:style-name="T7">La mascota no se encuentra en el sistema REIAC.</text:span>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<text:span text:style-name="T7">3.2</text:span></text:p>
          </table:table-cell>
          <table:table-cell table:style-name="Table3.B7" table:number-columns-spanned="2" office:value-type="string">
            <text:p text:style-name="P5">  <text:span text:style-name="T7">Fin de ejecucion</text:span></text:p>
          </table:table-cell>
          <table:covered-table-cell/>
        </table:table-row>
        <table:table-row table:style-name="Table3.1">
          <table:covered-table-cell/>
          <table:table-cell table:style-name="Table3.B7" office:value-type="string">
            <text:p text:style-name="P5"> 5</text:p>
          </table:table-cell>
          <table:table-cell table:style-name="Table3.B7" table:number-columns-spanned="2" office:value-type="string">
            <text:p text:style-name="P5"> 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Poscondición</text:p>
          </table:table-cell>
          <table:table-cell table:style-name="Table3.B2" table:number-columns-spanned="3" office:value-type="string">
            <text:p text:style-name="P5">  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Casos de Uso asociados</text:p>
          </table:table-cell>
          <table:table-cell table:style-name="Table3.B2" table:number-columns-spanned="3" office:value-type="string">
            <text:p text:style-name="P7">Comprobar REIAC: Asociacion de inclusion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Observaciones</text:p>
          </table:table-cell>
          <table:table-cell table:style-name="Table3.B7" table:number-columns-spanned="3" office:value-type="string">
            <text:p text:style-name="P8">Se guardaran nombre de mascota</text:p>
          </table:table-cell>
          <table:covered-table-cell/>
          <table:covered-table-cell/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CU-00<text:span text:style-name="T5">C</text:span></text:p>
          </table:table-cell>
          <table:table-cell table:style-name="Table4.B1" table:number-columns-spanned="2" office:value-type="string">
            <text:p text:style-name="P12">Registrar Consulta</text:p>
          </table:table-cell>
          <table:covered-table-cell/>
          <table:table-cell table:style-name="Table4.B1" office:value-type="string">
            <text:p text:style-name="P12">1</text:p>
          </table:table-cell>
        </table:table-row>
        <table:table-row table:style-name="Table4.1">
          <table:table-cell table:style-name="Table4.A2" office:value-type="string">
            <text:p text:style-name="P5">Prioridad</text:p>
          </table:table-cell>
          <table:table-cell table:style-name="Table4.B2" table:number-columns-spanned="3" office:value-type="string">
            <text:p text:style-name="P5">Baja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Complejidad</text:p>
          </table:table-cell>
          <table:table-cell table:style-name="Table4.B2" table:number-columns-spanned="3" office:value-type="string">
            <text:p text:style-name="P5">Simpl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Actor</text:p>
          </table:table-cell>
          <table:table-cell table:style-name="Table4.B2" table:number-columns-spanned="3" office:value-type="string">
            <text:p text:style-name="P5"> <text:span text:style-name="T5">Auxiliar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Objetivo</text:p>
          </table:table-cell>
          <table:table-cell table:style-name="Table4.B2" table:number-columns-spanned="3" office:value-type="string">
            <text:p text:style-name="P5"> <text:span text:style-name="T5">Registrar una consulta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Precondición</text:p>
          </table:table-cell>
          <table:table-cell table:style-name="Table4.B2" table:number-columns-spanned="3" office:value-type="string">
            <text:p text:style-name="P5">  <text:span text:style-name="T6">Debe existir datos de una consulta previa.</text:span></text:p>
          </table:table-cell>
          <table:covered-table-cell/>
          <table:covered-table-cell/>
        </table:table-row>
        <table:table-row table:style-name="Table4.1">
          <table:table-cell table:style-name="Table4.A7" table:number-rows-spanned="6" office:value-type="string">
            <text:p text:style-name="P2">Secuencia normal</text:p>
          </table:table-cell>
          <table:table-cell table:style-name="Table4.B7" office:value-type="string">
            <text:p text:style-name="P5">Paso</text:p>
          </table:table-cell>
          <table:table-cell table:style-name="Table4.B7" table:number-columns-spanned="2" office:value-type="string">
            <text:p text:style-name="P5">Acción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1</text:p>
          </table:table-cell>
          <table:table-cell table:style-name="Table4.B7" table:number-columns-spanned="2" office:value-type="string">
            <text:p text:style-name="P6"> <text:span text:style-name="T5">Se recopilan los datos de la consulta.</text:span>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2</text:p>
          </table:table-cell>
          <table:table-cell table:style-name="Table4.B7" table:number-columns-spanned="2" office:value-type="string">
            <text:p text:style-name="P6"> <text:span text:style-name="T5">Se ingresan los datos al sistema</text:span>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3</text:p>
          </table:table-cell>
          <table:table-cell table:style-name="Table4.B7" table:number-columns-spanned="2" office:value-type="string">
            <text:p text:style-name="P6"> <text:span text:style-name="T5">Guardar</text:span>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4</text:p>
          </table:table-cell>
          <table:table-cell table:style-name="Table4.B7" table:number-columns-spanned="2" office:value-type="string">
            <text:p text:style-name="P6"> <text:span text:style-name="T5">Hecho</text:span>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5</text:p>
          </table:table-cell>
          <table:table-cell table:style-name="Table4.B7" table:number-columns-spanned="2" office:value-type="string">
            <text:p text:style-name="P5"> </text:p>
          </table:table-cell>
          <table:covered-table-cell/>
        </table:table-row>
        <table:table-row table:style-name="Table4.1">
          <table:table-cell table:style-name="Table4.A7" table:number-rows-spanned="4" office:value-type="string">
            <text:p text:style-name="P2">Excepciones</text:p>
          </table:table-cell>
          <table:table-cell table:style-name="Table4.B7" office:value-type="string">
            <text:p text:style-name="P5">Paso</text:p>
          </table:table-cell>
          <table:table-cell table:style-name="Table4.B7" table:number-columns-spanned="2" office:value-type="string">
            <text:p text:style-name="P5">Acción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<text:span text:style-name="T7">1</text:span></text:p>
          </table:table-cell>
          <table:table-cell table:style-name="Table4.B7" table:number-columns-spanned="2" office:value-type="string">
            <text:p text:style-name="P5"> 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2</text:p>
          </table:table-cell>
          <table:table-cell table:style-name="Table4.B7" table:number-columns-spanned="2" office:value-type="string">
            <text:p text:style-name="P5"> </text:p>
          </table:table-cell>
          <table:covered-table-cell/>
        </table:table-row>
        <table:table-row table:style-name="Table4.1">
          <table:covered-table-cell/>
          <table:table-cell table:style-name="Table4.B7" office:value-type="string">
            <text:p text:style-name="P5"> 5</text:p>
          </table:table-cell>
          <table:table-cell table:style-name="Table4.B7" table:number-columns-spanned="2" office:value-type="string">
            <text:p text:style-name="P5"> 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5">Poscondición</text:p>
          </table:table-cell>
          <table:table-cell table:style-name="Table4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Casos de Uso asociados</text:p>
          </table:table-cell>
          <table:table-cell table:style-name="Table4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Observaciones</text:p>
          </table:table-cell>
          <table:table-cell table:style-name="Table4.B7" table:number-columns-spanned="3" office:value-type="string">
            <text:p text:style-name="P5">Se guardaran el tiempo, profesional a cargo, animal tratado, importe, <text:span text:style-name="T6">r</text:span>esolucion y recetas</text:p>
          </table:table-cell>
          <table:covered-table-cell/>
          <table:covered-table-cell/>
        </table:table-row>
      </table:table>
      <text:p text:style-name="P1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11">CU-00<text:span text:style-name="T6">D</text:span></text:p>
          </table:table-cell>
          <table:table-cell table:style-name="Table5.B1" table:number-columns-spanned="2" office:value-type="string">
            <text:p text:style-name="P19"><text:span text:style-name="T2">Modificar dueño</text:span></text:p>
          </table:table-cell>
          <table:covered-table-cell/>
          <table:table-cell table:style-name="Table5.B1" office:value-type="string">
            <text:p text:style-name="P11">VERSIÓN </text:p>
          </table:table-cell>
        </table:table-row>
        <table:table-row table:style-name="Table5.1">
          <table:table-cell table:style-name="Table5.A2" office:value-type="string">
            <text:p text:style-name="P5">Prioridad</text:p>
          </table:table-cell>
          <table:table-cell table:style-name="Table5.B2" table:number-columns-spanned="3" office:value-type="string">
            <text:p text:style-name="P5">Baja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Complejidad</text:p>
          </table:table-cell>
          <table:table-cell table:style-name="Table5.B2" table:number-columns-spanned="3" office:value-type="string">
            <text:p text:style-name="P5">Simpl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Actor</text:p>
          </table:table-cell>
          <table:table-cell table:style-name="Table5.B2" table:number-columns-spanned="3" office:value-type="string">
            <text:p text:style-name="P5">  <text:span text:style-name="T8">Auxiliar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Objetivo</text:p>
          </table:table-cell>
          <table:table-cell table:style-name="Table5.B2" table:number-columns-spanned="3" office:value-type="string">
            <text:p text:style-name="P19"><text:span text:style-name="T3">  </text:span><text:span text:style-name="T4">Modificar el due</text:span>ñ<text:span text:style-name="T8">o</text:span><text:span text:style-name="T4"> de una respectiva mascota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Precondición</text:p>
          </table:table-cell>
          <table:table-cell table:style-name="Table5.B2" table:number-columns-spanned="3" office:value-type="string">
            <text:p text:style-name="P5">  <text:span text:style-name="T8">Tiene que existir la mascota </text:span><text:span text:style-name="T9">y el</text:span></text:p>
          </table:table-cell>
          <table:covered-table-cell/>
          <table:covered-table-cell/>
        </table:table-row>
        <table:table-row table:style-name="Table5.1">
          <table:table-cell table:style-name="Table5.A7" table:number-rows-spanned="6" office:value-type="string">
            <text:p text:style-name="P2">Secuencia normal</text:p>
          </table:table-cell>
          <table:table-cell table:style-name="Table5.B7" office:value-type="string">
            <text:p text:style-name="P5">Paso</text:p>
          </table:table-cell>
          <table:table-cell table:style-name="Table5.B7" table:number-columns-spanned="2" office:value-type="string">
            <text:p text:style-name="P5">Acción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1</text:p>
          </table:table-cell>
          <table:table-cell table:style-name="Table5.B7" table:number-columns-spanned="2" office:value-type="string">
            <text:p text:style-name="P5">  <text:span text:style-name="T8">Se selecciona la mascota la cual se necesita cambiar el nombre</text:span>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2</text:p>
          </table:table-cell>
          <table:table-cell table:style-name="Table5.B7" table:number-columns-spanned="2" office:value-type="string">
            <text:p text:style-name="P19"><text:span text:style-name="T3">  </text:span><text:span text:style-name="T4">Se ingresa el nuevo due</text:span>ñ<text:span text:style-name="T4">o de la mascota</text:span>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3</text:p>
          </table:table-cell>
          <table:table-cell table:style-name="Table5.B7" table:number-columns-spanned="2" office:value-type="string">
            <text:p text:style-name="P5"> 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4</text:p>
          </table:table-cell>
          <table:table-cell table:style-name="Table5.B7" table:number-columns-spanned="2" office:value-type="string">
            <text:p text:style-name="P5"> 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5</text:p>
          </table:table-cell>
          <table:table-cell table:style-name="Table5.B7" table:number-columns-spanned="2" office:value-type="string">
            <text:p text:style-name="P5"> </text:p>
          </table:table-cell>
          <table:covered-table-cell/>
        </table:table-row>
        <table:table-row table:style-name="Table5.1">
          <table:table-cell table:style-name="Table5.A7" table:number-rows-spanned="4" office:value-type="string">
            <text:p text:style-name="P2">Excepciones</text:p>
          </table:table-cell>
          <table:table-cell table:style-name="Table5.B7" office:value-type="string">
            <text:p text:style-name="P5">Paso</text:p>
          </table:table-cell>
          <table:table-cell table:style-name="Table5.B7" table:number-columns-spanned="2" office:value-type="string">
            <text:p text:style-name="P5">Acción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2.<text:span text:style-name="T8">1</text:span></text:p>
          </table:table-cell>
          <table:table-cell table:style-name="Table5.B7" table:number-columns-spanned="2" office:value-type="string">
            <text:p text:style-name="P17">  <text:span text:style-name="T8">El dueño no existe en el sistema</text:span>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2.<text:span text:style-name="T9">2</text:span></text:p>
          </table:table-cell>
          <table:table-cell table:style-name="Table5.B7" table:number-columns-spanned="2" office:value-type="string">
            <text:p text:style-name="P5">  <text:span text:style-name="T9">Se ejecuta el caso de uso Registrar Cliente </text:span></text:p>
          </table:table-cell>
          <table:covered-table-cell/>
        </table:table-row>
        <table:table-row table:style-name="Table5.1">
          <table:covered-table-cell/>
          <table:table-cell table:style-name="Table5.B7" office:value-type="string">
            <text:p text:style-name="P5"> 5</text:p>
          </table:table-cell>
          <table:table-cell table:style-name="Table5.B7" table:number-columns-spanned="2" office:value-type="string">
            <text:p text:style-name="P5"> 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5">Poscondición</text:p>
          </table:table-cell>
          <table:table-cell table:style-name="Table5.B2" table:number-columns-spanned="3" office:value-type="string">
            <text:p text:style-name="P5">  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Casos de Uso asociados</text:p>
          </table:table-cell>
          <table:table-cell table:style-name="Table5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Observaciones</text:p>
          </table:table-cell>
          <table:table-cell table:style-name="Table5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>CU-00X</text:p>
          </table:table-cell>
          <table:table-cell table:style-name="Table6.B1" table:number-columns-spanned="2" office:value-type="string">
            <text:p text:style-name="P11">NOMBRE DEL CASO DE USO</text:p>
          </table:table-cell>
          <table:covered-table-cell/>
          <table:table-cell table:style-name="Table6.B1" office:value-type="string">
            <text:p text:style-name="P11">VERSIÓN </text:p>
          </table:table-cell>
        </table:table-row>
        <table:table-row table:style-name="Table6.1">
          <table:table-cell table:style-name="Table6.A2" office:value-type="string">
            <text:p text:style-name="P5">Prioridad</text:p>
          </table:table-cell>
          <table:table-cell table:style-name="Table6.B2" table:number-columns-spanned="3" office:value-type="string">
            <text:p text:style-name="P5">Alta / Media / Baja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Complejidad</text:p>
          </table:table-cell>
          <table:table-cell table:style-name="Table6.B2" table:number-columns-spanned="3" office:value-type="string">
            <text:p text:style-name="P5">Simple / Mediano / Complejo / Muy complejo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Actor</text:p>
          </table:table-cell>
          <table:table-cell table:style-name="Table6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Objetivo</text:p>
          </table:table-cell>
          <table:table-cell table:style-name="Table6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Precondición</text:p>
          </table:table-cell>
          <table:table-cell table:style-name="Table6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6.1">
          <table:table-cell table:style-name="Table6.A7" table:number-rows-spanned="6" office:value-type="string">
            <text:p text:style-name="P2">Secuencia normal</text:p>
          </table:table-cell>
          <table:table-cell table:style-name="Table6.B7" office:value-type="string">
            <text:p text:style-name="P5">Paso</text:p>
          </table:table-cell>
          <table:table-cell table:style-name="Table6.B7" table:number-columns-spanned="2" office:value-type="string">
            <text:p text:style-name="P5">Acción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1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2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3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4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5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table-cell table:style-name="Table6.A7" table:number-rows-spanned="4" office:value-type="string">
            <text:p text:style-name="P2">Excepciones</text:p>
          </table:table-cell>
          <table:table-cell table:style-name="Table6.B7" office:value-type="string">
            <text:p text:style-name="P5">Paso</text:p>
          </table:table-cell>
          <table:table-cell table:style-name="Table6.B7" table:number-columns-spanned="2" office:value-type="string">
            <text:p text:style-name="P5">Acción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2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2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covered-table-cell/>
          <table:table-cell table:style-name="Table6.B7" office:value-type="string">
            <text:p text:style-name="P5"> 5</text:p>
          </table:table-cell>
          <table:table-cell table:style-name="Table6.B7" table:number-columns-spanned="2" office:value-type="string">
            <text:p text:style-name="P5"> 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5">Poscondición</text:p>
          </table:table-cell>
          <table:table-cell table:style-name="Table6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Casos de Uso asociados</text:p>
          </table:table-cell>
          <table:table-cell table:style-name="Table6.B2" table:number-columns-spanned="3" office:value-type="string">
            <text:p text:style-name="P5">CU-00X – Asociación de extensión / Asociación de inclusión / Caso de Uso donde se incluye / Caso de uso al que extiende</text:p>
            <text:p text:style-name="P5">CU-00Y</text:p>
            <text:p text:style-name="P5">CU-00Z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Observaciones</text:p>
          </table:table-cell>
          <table:table-cell table:style-name="Table6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1">CU-00X</text:p>
          </table:table-cell>
          <table:table-cell table:style-name="Table7.B1" table:number-columns-spanned="2" office:value-type="string">
            <text:p text:style-name="P11">NOMBRE DEL CASO DE USO</text:p>
          </table:table-cell>
          <table:covered-table-cell/>
          <table:table-cell table:style-name="Table7.B1" office:value-type="string">
            <text:p text:style-name="P11">VERSIÓN </text:p>
          </table:table-cell>
        </table:table-row>
        <table:table-row table:style-name="Table7.1">
          <table:table-cell table:style-name="Table7.A2" office:value-type="string">
            <text:p text:style-name="P5">Prioridad</text:p>
          </table:table-cell>
          <table:table-cell table:style-name="Table7.B2" table:number-columns-spanned="3" office:value-type="string">
            <text:p text:style-name="P5">Alta / Media / Baja</text:p>
          </table:table-cell>
          <table:covered-table-cell/>
          <table:covered-table-cell/>
        </table:table-row>
        <text:soft-page-break/>
        <table:table-row table:style-name="Table7.1">
          <table:table-cell table:style-name="Table7.A2" office:value-type="string">
            <text:p text:style-name="P5">Complejidad</text:p>
          </table:table-cell>
          <table:table-cell table:style-name="Table7.B2" table:number-columns-spanned="3" office:value-type="string">
            <text:p text:style-name="P5">Simple / Mediano / Complejo / Muy complejo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">Actor</text:p>
          </table:table-cell>
          <table:table-cell table:style-name="Table7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">Objetivo</text:p>
          </table:table-cell>
          <table:table-cell table:style-name="Table7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">Precondición</text:p>
          </table:table-cell>
          <table:table-cell table:style-name="Table7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7.1">
          <table:table-cell table:style-name="Table7.A7" table:number-rows-spanned="6" office:value-type="string">
            <text:p text:style-name="P2">Secuencia normal</text:p>
          </table:table-cell>
          <table:table-cell table:style-name="Table7.B7" office:value-type="string">
            <text:p text:style-name="P5">Paso</text:p>
          </table:table-cell>
          <table:table-cell table:style-name="Table7.B7" table:number-columns-spanned="2" office:value-type="string">
            <text:p text:style-name="P5">Acción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1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2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3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4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5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table-cell table:style-name="Table7.A7" table:number-rows-spanned="4" office:value-type="string">
            <text:p text:style-name="P2">Excepciones</text:p>
          </table:table-cell>
          <table:table-cell table:style-name="Table7.B7" office:value-type="string">
            <text:p text:style-name="P5">Paso</text:p>
          </table:table-cell>
          <table:table-cell table:style-name="Table7.B7" table:number-columns-spanned="2" office:value-type="string">
            <text:p text:style-name="P5">Acción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2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2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covered-table-cell/>
          <table:table-cell table:style-name="Table7.B7" office:value-type="string">
            <text:p text:style-name="P5"> 5</text:p>
          </table:table-cell>
          <table:table-cell table:style-name="Table7.B7" table:number-columns-spanned="2" office:value-type="string">
            <text:p text:style-name="P5"> 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5">Poscondición</text:p>
          </table:table-cell>
          <table:table-cell table:style-name="Table7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">Casos de Uso asociados</text:p>
          </table:table-cell>
          <table:table-cell table:style-name="Table7.B2" table:number-columns-spanned="3" office:value-type="string">
            <text:p text:style-name="P5">CU-00X – Asociación de extensión / Asociación de inclusión / Caso de Uso donde se incluye / Caso de uso al que extiende</text:p>
            <text:p text:style-name="P5">CU-00Y</text:p>
            <text:p text:style-name="P5">CU-00Z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">Observaciones</text:p>
          </table:table-cell>
          <table:table-cell table:style-name="Table7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">CU-00X</text:p>
          </table:table-cell>
          <table:table-cell table:style-name="Table8.B1" table:number-columns-spanned="2" office:value-type="string">
            <text:p text:style-name="P11">NOMBRE DEL CASO DE USO</text:p>
          </table:table-cell>
          <table:covered-table-cell/>
          <table:table-cell table:style-name="Table8.B1" office:value-type="string">
            <text:p text:style-name="P11">VERSIÓN </text:p>
          </table:table-cell>
        </table:table-row>
        <table:table-row table:style-name="Table8.1">
          <table:table-cell table:style-name="Table8.A2" office:value-type="string">
            <text:p text:style-name="P5">Prioridad</text:p>
          </table:table-cell>
          <table:table-cell table:style-name="Table8.B2" table:number-columns-spanned="3" office:value-type="string">
            <text:p text:style-name="P5">Alta / Media / Baja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">Complejidad</text:p>
          </table:table-cell>
          <table:table-cell table:style-name="Table8.B2" table:number-columns-spanned="3" office:value-type="string">
            <text:p text:style-name="P5">Simple / Mediano / Complejo / Muy complejo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">Actor</text:p>
          </table:table-cell>
          <table:table-cell table:style-name="Table8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">Objetivo</text:p>
          </table:table-cell>
          <table:table-cell table:style-name="Table8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">Precondición</text:p>
          </table:table-cell>
          <table:table-cell table:style-name="Table8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8.1">
          <table:table-cell table:style-name="Table8.A7" table:number-rows-spanned="6" office:value-type="string">
            <text:p text:style-name="P2">Secuencia normal</text:p>
          </table:table-cell>
          <table:table-cell table:style-name="Table8.B7" office:value-type="string">
            <text:p text:style-name="P5">Paso</text:p>
          </table:table-cell>
          <table:table-cell table:style-name="Table8.B7" table:number-columns-spanned="2" office:value-type="string">
            <text:p text:style-name="P5">Acción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1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2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3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4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5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table-cell table:style-name="Table8.A7" table:number-rows-spanned="4" office:value-type="string">
            <text:p text:style-name="P2">Excepciones</text:p>
          </table:table-cell>
          <table:table-cell table:style-name="Table8.B7" office:value-type="string">
            <text:p text:style-name="P5">Paso</text:p>
          </table:table-cell>
          <table:table-cell table:style-name="Table8.B7" table:number-columns-spanned="2" office:value-type="string">
            <text:p text:style-name="P5">Acción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2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2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covered-table-cell/>
          <table:table-cell table:style-name="Table8.B7" office:value-type="string">
            <text:p text:style-name="P5"> 5</text:p>
          </table:table-cell>
          <table:table-cell table:style-name="Table8.B7" table:number-columns-spanned="2" office:value-type="string">
            <text:p text:style-name="P5"> 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5">Poscondición</text:p>
          </table:table-cell>
          <table:table-cell table:style-name="Table8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">Casos de Uso asociados</text:p>
          </table:table-cell>
          <table:table-cell table:style-name="Table8.B2" table:number-columns-spanned="3" office:value-type="string">
            <text:p text:style-name="P5">CU-00X – Asociación de extensión / Asociación de inclusión / Caso de Uso donde se incluye / Caso de uso al que extiende</text:p>
            <text:p text:style-name="P5">CU-00Y</text:p>
            <text:p text:style-name="P5">CU-00Z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">Observaciones</text:p>
          </table:table-cell>
          <table:table-cell table:style-name="Table8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1">CU-00X</text:p>
          </table:table-cell>
          <table:table-cell table:style-name="Table9.B1" table:number-columns-spanned="2" office:value-type="string">
            <text:p text:style-name="P11">NOMBRE DEL CASO DE USO</text:p>
          </table:table-cell>
          <table:covered-table-cell/>
          <table:table-cell table:style-name="Table9.B1" office:value-type="string">
            <text:p text:style-name="P11">VERSIÓN </text:p>
          </table:table-cell>
        </table:table-row>
        <table:table-row table:style-name="Table9.1">
          <table:table-cell table:style-name="Table9.A2" office:value-type="string">
            <text:p text:style-name="P5">Prioridad</text:p>
          </table:table-cell>
          <table:table-cell table:style-name="Table9.B2" table:number-columns-spanned="3" office:value-type="string">
            <text:p text:style-name="P5">Alta / Media / Baja</text:p>
          </table:table-cell>
          <table:covered-table-cell/>
          <table:covered-table-cell/>
        </table:table-row>
        <text:soft-page-break/>
        <table:table-row table:style-name="Table9.1">
          <table:table-cell table:style-name="Table9.A2" office:value-type="string">
            <text:p text:style-name="P5">Complejidad</text:p>
          </table:table-cell>
          <table:table-cell table:style-name="Table9.B2" table:number-columns-spanned="3" office:value-type="string">
            <text:p text:style-name="P5">Simple / Mediano / Complejo / Muy complejo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Actor</text:p>
          </table:table-cell>
          <table:table-cell table:style-name="Table9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Objetivo</text:p>
          </table:table-cell>
          <table:table-cell table:style-name="Table9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Precondición</text:p>
          </table:table-cell>
          <table:table-cell table:style-name="Table9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9.1">
          <table:table-cell table:style-name="Table9.A7" table:number-rows-spanned="6" office:value-type="string">
            <text:p text:style-name="P2">Secuencia normal</text:p>
          </table:table-cell>
          <table:table-cell table:style-name="Table9.B7" office:value-type="string">
            <text:p text:style-name="P5">Paso</text:p>
          </table:table-cell>
          <table:table-cell table:style-name="Table9.B7" table:number-columns-spanned="2" office:value-type="string">
            <text:p text:style-name="P5">Acción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1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2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3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4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5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table-cell table:style-name="Table9.A7" table:number-rows-spanned="4" office:value-type="string">
            <text:p text:style-name="P2">Excepciones</text:p>
          </table:table-cell>
          <table:table-cell table:style-name="Table9.B7" office:value-type="string">
            <text:p text:style-name="P5">Paso</text:p>
          </table:table-cell>
          <table:table-cell table:style-name="Table9.B7" table:number-columns-spanned="2" office:value-type="string">
            <text:p text:style-name="P5">Acción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2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2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covered-table-cell/>
          <table:table-cell table:style-name="Table9.B7" office:value-type="string">
            <text:p text:style-name="P5"> 5</text:p>
          </table:table-cell>
          <table:table-cell table:style-name="Table9.B7" table:number-columns-spanned="2" office:value-type="string">
            <text:p text:style-name="P5"> 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5">Poscondición</text:p>
          </table:table-cell>
          <table:table-cell table:style-name="Table9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Casos de Uso asociados</text:p>
          </table:table-cell>
          <table:table-cell table:style-name="Table9.B2" table:number-columns-spanned="3" office:value-type="string">
            <text:p text:style-name="P5">CU-00X – Asociación de extensión / Asociación de inclusión / Caso de Uso donde se incluye / Caso de uso al que extiende</text:p>
            <text:p text:style-name="P5">CU-00Y</text:p>
            <text:p text:style-name="P5">CU-00Z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Observaciones</text:p>
          </table:table-cell>
          <table:table-cell table:style-name="Table9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1">CU-00X</text:p>
          </table:table-cell>
          <table:table-cell table:style-name="Table10.B1" table:number-columns-spanned="2" office:value-type="string">
            <text:p text:style-name="P11">NOMBRE DEL CASO DE USO</text:p>
          </table:table-cell>
          <table:covered-table-cell/>
          <table:table-cell table:style-name="Table10.B1" office:value-type="string">
            <text:p text:style-name="P11">VERSIÓN </text:p>
          </table:table-cell>
        </table:table-row>
        <table:table-row table:style-name="Table10.1">
          <table:table-cell table:style-name="Table10.A2" office:value-type="string">
            <text:p text:style-name="P5">Prioridad</text:p>
          </table:table-cell>
          <table:table-cell table:style-name="Table10.B2" table:number-columns-spanned="3" office:value-type="string">
            <text:p text:style-name="P5">Alta / Media / Baja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">Complejidad</text:p>
          </table:table-cell>
          <table:table-cell table:style-name="Table10.B2" table:number-columns-spanned="3" office:value-type="string">
            <text:p text:style-name="P5">Simple / Mediano / Complejo / Muy complejo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">Actor</text:p>
          </table:table-cell>
          <table:table-cell table:style-name="Table10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">Objetivo</text:p>
          </table:table-cell>
          <table:table-cell table:style-name="Table10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">Precondición</text:p>
          </table:table-cell>
          <table:table-cell table:style-name="Table10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0.1">
          <table:table-cell table:style-name="Table10.A7" table:number-rows-spanned="6" office:value-type="string">
            <text:p text:style-name="P2">Secuencia normal</text:p>
          </table:table-cell>
          <table:table-cell table:style-name="Table10.B7" office:value-type="string">
            <text:p text:style-name="P5">Paso</text:p>
          </table:table-cell>
          <table:table-cell table:style-name="Table10.B7" table:number-columns-spanned="2" office:value-type="string">
            <text:p text:style-name="P5">Acción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1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2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3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4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5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table-cell table:style-name="Table10.A7" table:number-rows-spanned="4" office:value-type="string">
            <text:p text:style-name="P2">Excepciones</text:p>
          </table:table-cell>
          <table:table-cell table:style-name="Table10.B7" office:value-type="string">
            <text:p text:style-name="P5">Paso</text:p>
          </table:table-cell>
          <table:table-cell table:style-name="Table10.B7" table:number-columns-spanned="2" office:value-type="string">
            <text:p text:style-name="P5">Acción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2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2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covered-table-cell/>
          <table:table-cell table:style-name="Table10.B7" office:value-type="string">
            <text:p text:style-name="P5"> 5</text:p>
          </table:table-cell>
          <table:table-cell table:style-name="Table10.B7" table:number-columns-spanned="2" office:value-type="string">
            <text:p text:style-name="P5"> 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5">Poscondición</text:p>
          </table:table-cell>
          <table:table-cell table:style-name="Table10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">Casos de Uso asociados</text:p>
          </table:table-cell>
          <table:table-cell table:style-name="Table10.B2" table:number-columns-spanned="3" office:value-type="string">
            <text:p text:style-name="P5">CU-00X – Asociación de extensión / Asociación de inclusión / Caso de Uso donde se incluye / Caso de uso al que extiende</text:p>
            <text:p text:style-name="P5">CU-00Y</text:p>
            <text:p text:style-name="P5">CU-00Z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">Observaciones</text:p>
          </table:table-cell>
          <table:table-cell table:style-name="Table10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1">CU-00X</text:p>
          </table:table-cell>
          <table:table-cell table:style-name="Table11.B1" table:number-columns-spanned="2" office:value-type="string">
            <text:p text:style-name="P11">NOMBRE DEL CASO DE USO</text:p>
          </table:table-cell>
          <table:covered-table-cell/>
          <table:table-cell table:style-name="Table11.B1" office:value-type="string">
            <text:p text:style-name="P11">VERSIÓN </text:p>
          </table:table-cell>
        </table:table-row>
        <table:table-row table:style-name="Table11.1">
          <table:table-cell table:style-name="Table11.A2" office:value-type="string">
            <text:p text:style-name="P5">Prioridad</text:p>
          </table:table-cell>
          <table:table-cell table:style-name="Table11.B2" table:number-columns-spanned="3" office:value-type="string">
            <text:p text:style-name="P5">Alta / Media / Baja</text:p>
          </table:table-cell>
          <table:covered-table-cell/>
          <table:covered-table-cell/>
        </table:table-row>
        <text:soft-page-break/>
        <table:table-row table:style-name="Table11.1">
          <table:table-cell table:style-name="Table11.A2" office:value-type="string">
            <text:p text:style-name="P5">Complejidad</text:p>
          </table:table-cell>
          <table:table-cell table:style-name="Table11.B2" table:number-columns-spanned="3" office:value-type="string">
            <text:p text:style-name="P5">Simple / Mediano / Complejo / Muy complejo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Actor</text:p>
          </table:table-cell>
          <table:table-cell table:style-name="Table11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Objetivo</text:p>
          </table:table-cell>
          <table:table-cell table:style-name="Table11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Precondición</text:p>
          </table:table-cell>
          <table:table-cell table:style-name="Table11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1.1">
          <table:table-cell table:style-name="Table11.A7" table:number-rows-spanned="6" office:value-type="string">
            <text:p text:style-name="P2">Secuencia normal</text:p>
          </table:table-cell>
          <table:table-cell table:style-name="Table11.B7" office:value-type="string">
            <text:p text:style-name="P5">Paso</text:p>
          </table:table-cell>
          <table:table-cell table:style-name="Table11.B7" table:number-columns-spanned="2" office:value-type="string">
            <text:p text:style-name="P5">Acción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1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2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3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4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5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table-cell table:style-name="Table11.A7" table:number-rows-spanned="4" office:value-type="string">
            <text:p text:style-name="P2">Excepciones</text:p>
          </table:table-cell>
          <table:table-cell table:style-name="Table11.B7" office:value-type="string">
            <text:p text:style-name="P5">Paso</text:p>
          </table:table-cell>
          <table:table-cell table:style-name="Table11.B7" table:number-columns-spanned="2" office:value-type="string">
            <text:p text:style-name="P5">Acción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2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2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covered-table-cell/>
          <table:table-cell table:style-name="Table11.B7" office:value-type="string">
            <text:p text:style-name="P5"> 5</text:p>
          </table:table-cell>
          <table:table-cell table:style-name="Table11.B7" table:number-columns-spanned="2" office:value-type="string">
            <text:p text:style-name="P5"> 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5">Poscondición</text:p>
          </table:table-cell>
          <table:table-cell table:style-name="Table11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Casos de Uso asociados</text:p>
          </table:table-cell>
          <table:table-cell table:style-name="Table11.B2" table:number-columns-spanned="3" office:value-type="string">
            <text:p text:style-name="P5">CU-00X – Asociación de extensión / Asociación de inclusión / Caso de Uso donde se incluye / Caso de uso al que extiende</text:p>
            <text:p text:style-name="P5">CU-00Y</text:p>
            <text:p text:style-name="P5">CU-00Z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Observaciones</text:p>
          </table:table-cell>
          <table:table-cell table:style-name="Table11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Blas Pascal</text:p>
        <text:p text:style-name="Header"><text:span text:style-name="MT1">Ingeniería de Software I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95L</meta:initial-creator>
    <meta:editing-cycles>9</meta:editing-cycles>
    <meta:print-date>2021-08-19T19:20:00</meta:print-date>
    <meta:creation-date>2021-08-12T21:58:00</meta:creation-date>
    <dc:date>2021-08-26T21:28:12.398000000</dc:date>
    <meta:editing-duration>PT1H40M23S</meta:editing-duration>
    <meta:generator>LibreOffice/7.0.4.2$Windows_X86_64 LibreOffice_project/dcf040e67528d9187c66b2379df5ea4407429775</meta:generator>
    <meta:document-statistic meta:table-count="11" meta:image-count="0" meta:object-count="0" meta:page-count="6" meta:paragraph-count="428" meta:word-count="775" meta:character-count="4519" meta:non-whitespace-character-count="3850"/>
    <meta:user-defined meta:name="AppVersion">16.0000</meta:user-defined>
    <meta:user-defined meta:name="ContentTypeId">0x010100B41A8A8A859E5D4B9C52082BDCC23476</meta:user-defined>
    <meta:template xlink:type="simple" xlink:actuate="onRequest" xlink:title="Normal.dotm" xlink:href=""/>
  </office:meta>
</office:document-meta>
</file>